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ba8dc"/>
    </style:style>
    <style:style style:name="P2" style:family="paragraph" style:parent-style-name="Standard">
      <style:text-properties style:font-name="WenQuanYi Micro Hei" fo:font-size="12pt" officeooo:paragraph-rsid="001ba8dc" style:font-name-asian="WenQuanYi Micro Hei" style:font-size-asian="12pt" style:font-size-complex="12pt"/>
    </style:style>
    <style:style style:name="P3" style:family="paragraph" style:parent-style-name="Standard">
      <style:text-properties style:font-name="WenQuanYi Micro Hei" fo:font-size="12pt" officeooo:paragraph-rsid="003cc77e" style:font-name-asian="WenQuanYi Micro Hei" style:font-size-asian="12pt" style:font-size-complex="12pt"/>
    </style:style>
    <style:style style:name="P4" style:family="paragraph" style:parent-style-name="Standard">
      <style:text-properties style:font-name="WenQuanYi Micro Hei" fo:font-size="12pt" officeooo:paragraph-rsid="0043b5c0" style:font-name-asian="WenQuanYi Micro Hei" style:font-size-asian="12pt" style:font-size-complex="12pt"/>
    </style:style>
    <style:style style:name="P5" style:family="paragraph" style:parent-style-name="Standard">
      <style:text-properties style:font-name="WenQuanYi Micro Hei" fo:font-size="12pt" officeooo:paragraph-rsid="00497f58" style:font-name-asian="WenQuanYi Micro Hei" style:font-size-asian="12pt" style:font-size-complex="12pt"/>
    </style:style>
    <style:style style:name="P6" style:family="paragraph" style:parent-style-name="Standard">
      <style:text-properties style:font-name="WenQuanYi Micro Hei" fo:font-size="12pt" officeooo:paragraph-rsid="005104cc" style:font-name-asian="WenQuanYi Micro Hei" style:font-size-asian="12pt" style:font-size-complex="12pt"/>
    </style:style>
    <style:style style:name="P7" style:family="paragraph" style:parent-style-name="Standard">
      <style:text-properties style:font-name="WenQuanYi Micro Hei" fo:font-size="12pt" officeooo:paragraph-rsid="0053c825" style:font-name-asian="WenQuanYi Micro Hei" style:font-size-asian="12pt" style:font-size-complex="12pt"/>
    </style:style>
    <style:style style:name="P8" style:family="paragraph" style:parent-style-name="Standard">
      <style:text-properties style:font-name="WenQuanYi Micro Hei" fo:font-size="12pt" officeooo:paragraph-rsid="00575798" style:font-name-asian="WenQuanYi Micro Hei" style:font-size-asian="12pt" style:font-size-complex="12pt"/>
    </style:style>
    <style:style style:name="P9" style:family="paragraph" style:parent-style-name="Standard">
      <style:text-properties style:font-name="WenQuanYi Micro Hei" fo:font-size="12pt" officeooo:paragraph-rsid="005cf6f7" style:font-name-asian="WenQuanYi Micro Hei" style:font-size-asian="12pt" style:font-size-complex="12pt"/>
    </style:style>
    <style:style style:name="P10" style:family="paragraph" style:parent-style-name="Standard">
      <style:text-properties style:font-name="WenQuanYi Micro Hei" fo:font-size="12pt" officeooo:paragraph-rsid="0061a094" style:font-name-asian="WenQuanYi Micro Hei" style:font-size-asian="12pt" style:font-size-complex="12pt"/>
    </style:style>
    <style:style style:name="P11" style:family="paragraph" style:parent-style-name="Standard">
      <style:text-properties style:font-name="WenQuanYi Micro Hei" fo:font-size="12pt" officeooo:paragraph-rsid="006552f8" style:font-name-asian="WenQuanYi Micro Hei" style:font-size-asian="12pt" style:font-size-complex="12pt"/>
    </style:style>
    <style:style style:name="T1" style:family="text">
      <style:text-properties style:font-name="WenQuanYi Micro Hei" fo:font-size="12pt" officeooo:rsid="001ba8dc" style:font-name-asian="WenQuanYi Micro Hei" style:font-size-asian="12pt" style:font-size-complex="12pt"/>
    </style:style>
    <style:style style:name="T2" style:family="text">
      <style:text-properties style:font-name="WenQuanYi Micro Hei" fo:font-size="12pt" officeooo:rsid="001d14e3" style:font-name-asian="WenQuanYi Micro Hei" style:font-size-asian="12pt" style:font-size-complex="12pt"/>
    </style:style>
    <style:style style:name="T3" style:family="text">
      <style:text-properties officeooo:rsid="0043b5c0"/>
    </style:style>
    <style:style style:name="T4" style:family="text">
      <style:text-properties officeooo:rsid="0047723f"/>
    </style:style>
    <style:style style:name="T5" style:family="text">
      <style:text-properties officeooo:rsid="004831c5"/>
    </style:style>
    <style:style style:name="T6" style:family="text">
      <style:text-properties officeooo:rsid="00497f58"/>
    </style:style>
    <style:style style:name="T7" style:family="text">
      <style:text-properties officeooo:rsid="004b8879"/>
    </style:style>
    <style:style style:name="T8" style:family="text">
      <style:text-properties officeooo:rsid="004bcab7"/>
    </style:style>
    <style:style style:name="T9" style:family="text">
      <style:text-properties officeooo:rsid="004cb63a"/>
    </style:style>
    <style:style style:name="T10" style:family="text">
      <style:text-properties officeooo:rsid="004d354c"/>
    </style:style>
    <style:style style:name="T11" style:family="text">
      <style:text-properties officeooo:rsid="004e0c16"/>
    </style:style>
    <style:style style:name="T12" style:family="text">
      <style:text-properties officeooo:rsid="005104cc"/>
    </style:style>
    <style:style style:name="T13" style:family="text">
      <style:text-properties officeooo:rsid="0052be08"/>
    </style:style>
    <style:style style:name="T14" style:family="text">
      <style:text-properties officeooo:rsid="0052e5c9"/>
    </style:style>
    <style:style style:name="T15" style:family="text">
      <style:text-properties officeooo:rsid="0053c825"/>
    </style:style>
    <style:style style:name="T16" style:family="text">
      <style:text-properties officeooo:rsid="005510fb"/>
    </style:style>
    <style:style style:name="T17" style:family="text">
      <style:text-properties officeooo:rsid="0056a6d3"/>
    </style:style>
    <style:style style:name="T18" style:family="text">
      <style:text-properties officeooo:rsid="00575798"/>
    </style:style>
    <style:style style:name="T19" style:family="text">
      <style:text-properties officeooo:rsid="005a3590"/>
    </style:style>
    <style:style style:name="T20" style:family="text">
      <style:text-properties officeooo:rsid="005c18c7"/>
    </style:style>
    <style:style style:name="T21" style:family="text">
      <style:text-properties officeooo:rsid="0060976c"/>
    </style:style>
    <style:style style:name="T22" style:family="text">
      <style:text-properties officeooo:rsid="0063aa41"/>
    </style:style>
    <style:style style:name="T23" style:family="text">
      <style:text-properties officeooo:rsid="006552f8"/>
    </style:style>
    <style:style style:name="T24" style:family="text">
      <style:text-properties officeooo:rsid="0065f05e"/>
    </style:style>
    <style:style style:name="T25" style:family="text">
      <style:text-properties officeooo:rsid="006623c7"/>
    </style:style>
    <style:style style:name="T26" style:family="text">
      <style:text-properties officeooo:rsid="006783cc"/>
    </style:style>
    <style:style style:name="T27" style:family="text">
      <style:text-properties officeooo:rsid="006a4717"/>
    </style:style>
    <style:style style:name="T28" style:family="text">
      <style:text-properties officeooo:rsid="006a5410"/>
    </style:style>
    <style:style style:name="T29" style:family="text">
      <style:text-properties officeooo:rsid="006bc8ce"/>
    </style:style>
    <style:style style:name="T30" style:family="text">
      <style:text-properties officeooo:rsid="006d5c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Qt</text:span><text:span text:style-name="T2">元对象系统，即meta object system（mos），提供了大家熟知的用于对象间信息传递的信号与槽机制，运行时类型信息和动态属性系统。</text:span></text:p>
      <text:p text:style-name="P2">mos基于三件法宝：</text:p>
      <text:p text:style-name="P2">一是QObject类，是所有Qt对象的基类，可以很好的使用mos。</text:p>
      <text:p text:style-name="P2">二是Q_OBJECT宏，在类private部分声明，用于激活mos特性，例如动态属性、信号与槽。</text:p>
      <text:p text:style-name="P3">三是元对象编译器，即meta object compiler（moc），为QObject的派生类提供了必要的代码以实现mos特性。例如Example.h中声明了Example类，继承自QObject类且使用了Q_OBJECT宏，那么moc就会找到用Q_OBJECT宏声明的这个Example类，然后生成一个moc_Example.cpp文件，记录了相关的mos代码。</text:p>
      <text:p text:style-name="P2">mos中除了信号与槽这个核心外，还有一些实用的东西：</text:p>
      <text:p text:style-name="P4"><text:span text:style-name="T3">1、QObject::metaObject</text:span><text:span text:style-name="T4">()，返回当前类的元对象信息，是个</text:span><text:span text:style-name="T5">QMetaObject指针</text:span><text:span text:style-name="T6">；</text:span></text:p>
      <text:p text:style-name="P5"><text:span text:style-name="T6">QObject::staticMetaObject也可以获取</text:span><text:span text:style-name="T4">当前类的元对象信息，类型是</text:span><text:span text:style-name="T5">QMetaObject</text:span><text:span text:style-name="T7">。</text:span></text:p>
      <text:p text:style-name="P6"><text:span text:style-name="T21">2</text:span><text:span text:style-name="T12">、QObject::inherits()</text:span><text:span text:style-name="T13">，判断当前对象实例的类继承关系</text:span><text:span text:style-name="T14">。</text:span></text:p>
      <text:p text:style-name="P7"><text:span text:style-name="T21">3</text:span><text:span text:style-name="T15">、QObject::tr()，Qt语言国际化</text:span><text:span text:style-name="T16">，返回类型是QString</text:span><text:span text:style-name="T17">。</text:span></text:p>
      <text:p text:style-name="P8"><text:span text:style-name="T21">4</text:span><text:span text:style-name="T18">、QObject::property()/setProperty()，通过属性名动态获取/</text:span><text:span text:style-name="T19">修改属性值。</text:span></text:p>
      <text:p text:style-name="P9"><text:span text:style-name="T21">5</text:span><text:span text:style-name="T8">、</text:span><text:span text:style-name="T5">QMetaObject</text:span><text:span text:style-name="T9">::className()，运行时返回类名</text:span><text:span text:style-name="T10">，返回类型是char</text:span><text:span text:style-name="T11">*。</text:span></text:p>
      <text:p text:style-name="P10"><text:span text:style-name="T21">6、</text:span><text:span text:style-name="T5">QMetaObject</text:span><text:span text:style-name="T9">::newInstance()，构造一个新的实例</text:span><text:span text:style-name="T22">。</text:span></text:p>
      <text:p text:style-name="P11"><text:span text:style-name="T23">7、qobject_</text:span><text:span text:style-name="T24">cast()，动态类型转换</text:span><text:span text:style-name="T25">，类似于标准C++的dynamic_</text:span><text:span text:style-name="T26">cast()，不同的是它不需要RTTI</text:span><text:span text:style-name="T28">（</text:span><text:span text:style-name="T30">r</text:span><text:span text:style-name="T29">un time type information</text:span><text:span text:style-name="T28">）</text:span><text:span text:style-name="T26">且不受动态库的限制</text:span><text:span text:style-name="T27">。</text:span></text:p>
      <text:p text:style-name="P11"><text:span text:style-name="T2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junjie </meta:initial-creator>
    <meta:creation-date>2014-12-24T11:48:15</meta:creation-date>
    <meta:generator>LibreOffice/4.0.2.2$Linux_X86_64 LibreOffice_project/400m0$Build-2</meta:generator>
    <dc:date>2015-01-15T17:44:36</dc:date>
    <dc:creator>hanjunjie </dc:creator>
    <meta:editing-duration>PT7H44M37S</meta:editing-duration>
    <meta:editing-cycles>85</meta:editing-cycles>
    <meta:document-statistic meta:table-count="0" meta:image-count="0" meta:object-count="0" meta:page-count="1" meta:paragraph-count="14" meta:word-count="419" meta:character-count="787" meta:non-whitespace-character-count="780"/>
  </office:meta>
</office:document-meta>
</file>